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measure" style:list-style-name="L1">
      <style:graphic-properties draw:textarea-vertical-align="middle" draw:line-distance="1.13cm" draw:placing="below"/>
    </style:style>
    <style:style style:name="gr4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5" style:family="graphic" style:parent-style-name="measure" style:list-style-name="L1">
      <style:graphic-properties draw:textarea-vertical-align="middle" draw:line-distance="1.13cm" draw:placing="below"/>
    </style:style>
    <style:style style:name="gr6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7" style:family="graphic" style:parent-style-name="measure" style:list-style-name="L1">
      <style:graphic-properties draw:textarea-vertical-align="middle" draw:line-distance="1.13cm" draw:placing="below"/>
    </style:style>
    <style:style style:name="gr8" style:family="graphic" style:parent-style-name="measure" style:list-style-name="L1">
      <style:graphic-properties draw:textarea-vertical-align="middle" draw:line-distance="1.13cm" draw:placing="below"/>
    </style:style>
    <style:style style:name="gr9" style:family="graphic" style:parent-style-name="measure" style:list-style-name="L1">
      <style:graphic-properties draw:textarea-vertical-align="middle" draw:line-distance="1.13cm" draw:placing="below"/>
    </style:style>
    <style:style style:name="gr10" style:family="graphic" style:parent-style-name="measure" style:list-style-name="L1">
      <style:graphic-properties draw:textarea-vertical-align="middle" draw:line-distance="1.13cm" draw:placing="below"/>
    </style:style>
    <style:style style:name="gr11" style:family="graphic" style:parent-style-name="measure" style:list-style-name="L1">
      <style:graphic-properties draw:textarea-vertical-align="middle" draw:line-distance="1.13cm" draw:placing="below"/>
    </style:style>
    <style:style style:name="gr12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3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4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5" style:family="graphic" style:parent-style-name="measure" style:list-style-name="L1">
      <style:graphic-properties draw:textarea-vertical-align="middle" draw:line-distance="1.13cm" draw:end-guide="-0.101cm" draw:placing="below"/>
    </style:style>
    <style:style style:name="gr16" style:family="graphic" style:parent-style-name="standard">
      <style:graphic-properties draw:stroke="none" svg:stroke-color="#000000" draw:fill="none" draw:fill-color="#ffffff" fo:min-height="0.131cm"/>
    </style:style>
    <style:style style:name="gr17" style:family="graphic" style:parent-style-name="standard">
      <style:graphic-properties draw:stroke="none" svg:stroke-color="#000000" draw:fill="none" draw:fill-color="#ffffff" fo:min-height="0.574cm"/>
    </style:style>
    <style:style style:name="gr18" style:family="graphic" style:parent-style-name="measure" style:list-style-name="L1">
      <style:graphic-properties draw:textarea-vertical-align="middle" draw:line-distance="1.13cm" draw:placing="below"/>
    </style:style>
    <style:style style:name="gr19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20" style:family="graphic" style:parent-style-name="measure" style:list-style-name="L1">
      <style:graphic-properties draw:textarea-vertical-align="middle" draw:line-distance="1.13cm" draw:placing="below"/>
    </style:style>
    <style:style style:name="gr21" style:family="graphic" style:parent-style-name="measure" style:list-style-name="L1">
      <style:graphic-properties draw:textarea-vertical-align="middle" draw:line-distance="1.13cm" draw:placing="below"/>
    </style:style>
    <style:style style:name="gr22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23" style:family="graphic" style:parent-style-name="measure" style:list-style-name="L1">
      <style:graphic-properties draw:textarea-vertical-align="middle" draw:line-distance="1.101cm" draw:placing="below"/>
    </style:style>
    <style:style style:name="gr24" style:family="graphic" style:parent-style-name="standard">
      <style:graphic-properties svg:stroke-width="0.051cm" svg:stroke-color="#999999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5" style:family="graphic" style:parent-style-name="measure" style:list-style-name="L1">
      <style:graphic-properties draw:textarea-vertical-align="middle" draw:line-distance="0.496cm"/>
    </style:style>
    <style:style style:name="gr26" style:family="graphic" style:parent-style-name="measure" style:list-style-name="L1">
      <style:graphic-properties draw:textarea-vertical-align="middle" draw:line-distance="1.13cm" draw:placing="below"/>
    </style:style>
    <style:style style:name="gr27" style:family="graphic" style:parent-style-name="measure" style:list-style-name="L1">
      <style:graphic-properties draw:textarea-vertical-align="middle" draw:line-distance="1.13cm" draw:placing="below"/>
    </style:style>
    <style:style style:name="gr28" style:family="graphic" style:parent-style-name="measure" style:list-style-name="L1">
      <style:graphic-properties draw:textarea-vertical-align="middle" draw:line-distance="1.13cm" draw:end-guide="-0.085cm" draw:placing="below"/>
    </style:style>
    <style:style style:name="gr29" style:family="graphic" style:parent-style-name="measure" style:list-style-name="L1">
      <style:graphic-properties draw:textarea-vertical-align="middle" draw:line-distance="1.13cm" draw:placing="below"/>
    </style:style>
    <style:style style:name="gr30" style:family="graphic" style:parent-style-name="measure" style:list-style-name="L1">
      <style:graphic-properties draw:textarea-vertical-align="middle" draw:line-distance="1.13cm" draw:placing="below"/>
    </style:style>
    <style:style style:name="gr31" style:family="graphic" style:parent-style-name="measure" style:list-style-name="L1">
      <style:graphic-properties draw:textarea-vertical-align="middle" draw:line-distance="1.13cm" draw:end-guide="-0.085cm" draw:placing="below"/>
    </style:style>
    <style:style style:name="gr32" style:family="graphic" style:parent-style-name="measure" style:list-style-name="L1">
      <style:graphic-properties draw:textarea-vertical-align="middle" draw:line-distance="1.13cm" draw:placing="below"/>
    </style:style>
    <style:style style:name="gr33" style:family="graphic" style:parent-style-name="measure" style:list-style-name="L1">
      <style:graphic-properties draw:textarea-vertical-align="middle" draw:line-distance="1.13cm" draw:end-guide="-0.212cm" draw:placing="below"/>
    </style:style>
    <style:style style:name="gr34" style:family="graphic" style:parent-style-name="measure" style:list-style-name="L1">
      <style:graphic-properties draw:textarea-vertical-align="middle" draw:line-distance="1.13cm" draw:placing="below"/>
    </style:style>
    <style:style style:name="gr35" style:family="graphic" style:parent-style-name="measure" style:list-style-name="L1">
      <style:graphic-properties draw:textarea-vertical-align="middle" draw:line-distance="0.496cm"/>
    </style:style>
    <style:style style:name="gr36" style:family="graphic" style:parent-style-name="measure" style:list-style-name="L1">
      <style:graphic-properties draw:textarea-vertical-align="middle" draw:line-distance="1.13cm" draw:placing="below"/>
    </style:style>
    <style:style style:name="gr37" style:family="graphic" style:parent-style-name="measure" style:list-style-name="L1">
      <style:graphic-properties draw:textarea-vertical-align="middle" draw:line-distance="1.13cm" draw:placing="below"/>
    </style:style>
    <style:style style:name="gr38" style:family="graphic" style:parent-style-name="measure" style:list-style-name="L1">
      <style:graphic-properties draw:textarea-vertical-align="middle" draw:line-distance="1.13cm" draw:placing="below"/>
    </style:style>
    <style:style style:name="gr39" style:family="graphic" style:parent-style-name="measure" style:list-style-name="L1">
      <style:graphic-properties draw:textarea-vertical-align="middle" draw:line-distance="1.13cm" draw:placing="below"/>
    </style:style>
    <style:style style:name="gr40" style:family="graphic" style:parent-style-name="measure" style:list-style-name="L1">
      <style:graphic-properties draw:textarea-vertical-align="middle" draw:line-distance="1.445cm" draw:end-guide="0.055cm" draw:placing="below"/>
    </style:style>
    <style:style style:name="gr41" style:family="graphic" style:parent-style-name="measure" style:list-style-name="L1">
      <style:graphic-properties draw:textarea-vertical-align="middle" draw:line-distance="0.497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b2b2b2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text-properties fo:color="#666666" fo:font-size="11pt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  <style:text-properties fo:color="#666666" fo:font-size="11pt" style:font-size-asian="11pt" style:font-size-complex="11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b2b2b2" style:text-outline="false" style:text-line-through-style="none" style:font-name="Arial" fo:font-size="12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666666" fo:font-size="11pt" style:font-size-asian="11pt" style:font-size-complex="11pt"/>
    </style:style>
    <style:style style:name="T7" style:family="text">
      <style:text-properties fo:color="#808080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Arial3" fo:font-size="18pt" style:font-name-asian="Arial3" style:font-size-asian="18pt" style:font-name-complex="Arial3" style:font-size-complex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2cm" svg:height="0.575cm" svg:x="7.369cm" svg:y="9.0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9.111cm">
          <draw:text-box>
            <text:p><text:span text:style-name="T1">2 x</text:span></text:p>
          </draw:text-box>
        </draw:frame>
        <draw:measure draw:style-name="gr3" draw:text-style-name="P3" draw:layer="layout" svg:x1="7.369cm" svg:y1="9.063cm" svg:x2="15.291cm" svg:y2="9.073cm">
          <text:p text:style-name="P3"><text:span text:style-name="T2">30”</text:span></text:p>
        </draw:measure>
        <draw:measure draw:style-name="gr4" draw:text-style-name="P3" draw:layer="layout" svg:x1="24.785cm" svg:y1="9.073cm" svg:x2="26.389cm" svg:y2="9.063cm">
          <text:p text:style-name="P3"><text:span text:style-name="T2">6”</text:span></text:p>
        </draw:measure>
        <draw:measure draw:style-name="gr5" draw:text-style-name="P3" draw:layer="layout" svg:x1="15.292cm" svg:y1="9.072cm" svg:x2="23.214cm" svg:y2="9.082cm">
          <text:p text:style-name="P3"><text:span text:style-name="T2">30”</text:span></text:p>
        </draw:measure>
        <draw:measure draw:style-name="gr6" draw:text-style-name="P3" draw:layer="layout" svg:x1="23.214cm" svg:y1="9.072cm" svg:x2="24.785cm" svg:y2="9.073cm">
          <text:p text:style-name="P3"><text:span text:style-name="T2">6”</text:span></text:p>
        </draw:measure>
        <draw:custom-shape draw:style-name="gr1" draw:text-style-name="P1" draw:layer="layout" svg:width="19.02cm" svg:height="0.575cm" svg:x="7.369cm" svg:y="11.4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1.511cm">
          <draw:text-box>
            <text:p><text:span text:style-name="T1">1 x</text:span></text:p>
          </draw:text-box>
        </draw:frame>
        <draw:measure draw:style-name="gr7" draw:text-style-name="P3" draw:layer="layout" svg:x1="7.369cm" svg:y1="11.463cm" svg:x2="12.146cm" svg:y2="11.473cm">
          <text:p text:style-name="P3"><text:span text:style-name="T2">18”</text:span></text:p>
        </draw:measure>
        <draw:measure draw:style-name="gr8" draw:text-style-name="P3" draw:layer="layout" svg:x1="12.144cm" svg:y1="11.463cm" svg:x2="16.891cm" svg:y2="11.473cm">
          <text:p text:style-name="P3"><text:span text:style-name="T2">18”</text:span></text:p>
        </draw:measure>
        <draw:measure draw:style-name="gr9" draw:text-style-name="P3" draw:layer="layout" svg:x1="16.893cm" svg:y1="11.463cm" svg:x2="21.64cm" svg:y2="11.473cm">
          <text:p text:style-name="P3"><text:span text:style-name="T2">18”</text:span></text:p>
        </draw:measure>
        <draw:measure draw:style-name="gr10" draw:text-style-name="P3" draw:layer="layout" svg:x1="21.643cm" svg:y1="11.463cm" svg:x2="26.39cm" svg:y2="11.473cm">
          <text:p text:style-name="P3"><text:span text:style-name="T2">18”</text:span></text:p>
        </draw:measure>
        <draw:custom-shape draw:style-name="gr1" draw:text-style-name="P1" draw:layer="layout" svg:width="19.02cm" svg:height="0.575cm" svg:x="7.37cm" svg:y="13.7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4cm" svg:y="13.811cm">
          <draw:text-box>
            <text:p><text:span text:style-name="T1">1 x</text:span></text:p>
          </draw:text-box>
        </draw:frame>
        <draw:measure draw:style-name="gr11" draw:text-style-name="P4" draw:layer="layout" svg:x1="13.658cm" svg:y1="13.783cm" svg:x2="26.391cm" svg:y2="13.773cm">
          <text:p text:style-name="P4"><text:span text:style-name="T3">48”</text:span></text:p>
        </draw:measure>
        <draw:measure draw:style-name="gr12" draw:text-style-name="P3" draw:layer="layout" svg:x1="7.366cm" svg:y1="13.777cm" svg:x2="8.937cm" svg:y2="13.778cm">
          <text:p text:style-name="P3"><text:span text:style-name="T2">6”</text:span></text:p>
        </draw:measure>
        <draw:measure draw:style-name="gr13" draw:text-style-name="P3" draw:layer="layout" svg:x1="8.941cm" svg:y1="13.777cm" svg:x2="10.512cm" svg:y2="13.778cm">
          <text:p text:style-name="P3"><text:span text:style-name="T2">6”</text:span></text:p>
        </draw:measure>
        <draw:measure draw:style-name="gr14" draw:text-style-name="P3" draw:layer="layout" svg:x1="10.516cm" svg:y1="13.777cm" svg:x2="12.087cm" svg:y2="13.778cm">
          <text:p text:style-name="P3"><text:span text:style-name="T2">6”</text:span></text:p>
        </draw:measure>
        <draw:measure draw:style-name="gr15" draw:text-style-name="P3" draw:layer="layout" svg:x1="12.091cm" svg:y1="13.777cm" svg:x2="13.662cm" svg:y2="13.778cm">
          <text:p text:style-name="P3"><text:span text:style-name="T2">6”</text:span></text:p>
        </draw:measure>
        <draw:frame draw:style-name="gr16" draw:text-style-name="P6" draw:layer="layout" svg:width="14.564cm" svg:height="2.762cm" svg:x="0.914cm" svg:y="0.905cm">
          <draw:text-box>
            <text:p text:style-name="P5"><text:span text:style-name="T4">Goliath Quadcopter</text:span></text:p>
            <text:p text:style-name="P5"><text:span text:style-name="T4">Cutting Guides – Slotted Angle</text:span></text:p>
            <text:p text:style-name="P5"><text:span text:style-name="T4">v2</text:span></text:p>
            <text:p text:style-name="P5"><text:span text:style-name="T5"><text:a xlink:href="http://mccloudaero.com/" xlink:type="simple">mccloudaero.com</text:a></text:span></text:p>
          </draw:text-box>
        </draw:frame>
        <draw:frame draw:style-name="gr17" draw:text-style-name="P7" draw:layer="layout" svg:width="4.475cm" svg:height="0.824cm" svg:x="9.055cm" svg:y="9.063cm">
          <draw:text-box>
            <text:p text:style-name="P1"><text:span text:style-name="T6">cross beam</text:span></text:p>
          </draw:text-box>
        </draw:frame>
        <draw:frame draw:style-name="gr17" draw:text-style-name="P7" draw:layer="layout" svg:width="4.475cm" svg:height="0.824cm" svg:x="16.956cm" svg:y="9.063cm">
          <draw:text-box>
            <text:p text:style-name="P1"><text:span text:style-name="T6">cross beam</text:span></text:p>
          </draw:text-box>
        </draw:frame>
        <draw:frame draw:style-name="gr17" draw:text-style-name="P7" draw:layer="layout" svg:width="4.475cm" svg:height="0.824cm" svg:x="7.456cm" svg:y="11.4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4.475cm" svg:height="0.824cm" svg:x="12.257cm" svg:y="11.4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4.475cm" svg:height="0.824cm" svg:x="16.958cm" svg:y="11.4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4.475cm" svg:height="0.824cm" svg:x="21.659cm" svg:y="11.463cm">
          <draw:text-box>
            <text:p text:style-name="P1"><text:span text:style-name="T6">end beam</text:span></text:p>
          </draw:text-box>
        </draw:frame>
        <draw:frame draw:style-name="gr17" draw:text-style-name="P7" draw:layer="layout" svg:width="1.412cm" svg:height="0.824cm" svg:x="23.257cm" svg:y="9.0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24.857cm" svg:y="9.0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7.457cm" svg:y="13.6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8.957cm" svg:y="13.6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10.557cm" svg:y="13.6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412cm" svg:height="0.824cm" svg:x="12.157cm" svg:y="13.663cm">
          <draw:text-box>
            <text:p text:style-name="P1"><text:span text:style-name="T6">prop</text:span></text:p>
          </draw:text-box>
        </draw:frame>
        <draw:frame draw:style-name="gr17" draw:text-style-name="P7" draw:layer="layout" svg:width="1.779cm" svg:height="0.824cm" svg:x="19.057cm" svg:y="13.663cm">
          <draw:text-box>
            <text:p text:style-name="P1"><text:span text:style-name="T6">spare</text:span></text:p>
          </draw:text-box>
        </draw:frame>
        <draw:custom-shape draw:style-name="gr1" draw:text-style-name="P1" draw:layer="layout" svg:width="19.02cm" svg:height="0.575cm" svg:x="7.369cm" svg:y="16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6.711cm">
          <draw:text-box>
            <text:p><text:span text:style-name="T1">4 x</text:span></text:p>
          </draw:text-box>
        </draw:frame>
        <draw:measure draw:style-name="gr18" draw:text-style-name="P3" draw:layer="layout" svg:x1="7.369cm" svg:y1="16.663cm" svg:x2="15.291cm" svg:y2="16.673cm">
          <text:p text:style-name="P3"><text:span text:style-name="T2">30 3/4”</text:span></text:p>
        </draw:measure>
        <draw:measure draw:style-name="gr19" draw:text-style-name="P8" draw:layer="layout" svg:x1="23.213cm" svg:y1="16.662cm" svg:x2="26.389cm" svg:y2="16.663cm">
          <text:p text:style-name="P8"><text:span text:style-name="T7">12 1/2”</text:span></text:p>
        </draw:measure>
        <draw:measure draw:style-name="gr20" draw:text-style-name="P3" draw:layer="layout" svg:x1="15.292cm" svg:y1="16.672cm" svg:x2="23.214cm" svg:y2="16.682cm">
          <text:p text:style-name="P3"><text:span text:style-name="T2">30 3/4”</text:span></text:p>
        </draw:measure>
        <draw:frame draw:style-name="gr17" draw:text-style-name="P7" draw:layer="layout" svg:width="4.475cm" svg:height="0.824cm" svg:x="9.055cm" svg:y="16.663cm">
          <draw:text-box>
            <text:p text:style-name="P1"><text:span text:style-name="T6">outer prop support</text:span></text:p>
          </draw:text-box>
        </draw:frame>
        <draw:frame draw:style-name="gr17" draw:text-style-name="P7" draw:layer="layout" svg:width="4.475cm" svg:height="0.824cm" svg:x="16.956cm" svg:y="16.663cm">
          <draw:text-box>
            <text:p text:style-name="P1"><text:span text:style-name="T6">outer prop support</text:span></text:p>
          </draw:text-box>
        </draw:frame>
        <draw:custom-shape draw:style-name="gr1" draw:text-style-name="P1" draw:layer="layout" svg:width="19.02cm" svg:height="0.575cm" svg:x="7.369cm" svg:y="18.8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18.911cm">
          <draw:text-box>
            <text:p><text:span text:style-name="T1">4 x</text:span></text:p>
          </draw:text-box>
        </draw:frame>
        <draw:measure draw:style-name="gr21" draw:text-style-name="P3" draw:layer="layout" svg:x1="7.369cm" svg:y1="18.863cm" svg:x2="15.109cm" svg:y2="18.872cm">
          <text:p text:style-name="P3"><text:span text:style-name="T2">28 1/4”</text:span></text:p>
        </draw:measure>
        <draw:measure draw:style-name="gr22" draw:text-style-name="P8" draw:layer="layout" svg:x1="23.213cm" svg:y1="18.862cm" svg:x2="26.389cm" svg:y2="18.863cm">
          <text:p text:style-name="P8"><text:span text:style-name="T7">13 1/2”</text:span></text:p>
        </draw:measure>
        <draw:measure draw:style-name="gr23" draw:text-style-name="P3" draw:layer="layout" svg:x1="15.109cm" svg:y1="18.902cm" svg:x2="23.214cm" svg:y2="18.882cm">
          <text:p text:style-name="P3"><text:span text:style-name="T2">32 1/4”</text:span></text:p>
        </draw:measure>
        <draw:frame draw:style-name="gr17" draw:text-style-name="P7" draw:layer="layout" svg:width="4.966cm" svg:height="0.824cm" svg:x="8.655cm" svg:y="18.863cm">
          <draw:text-box>
            <text:p text:style-name="P1"><text:span text:style-name="T6">inner prop support - fore</text:span></text:p>
          </draw:text-box>
        </draw:frame>
        <draw:frame draw:style-name="gr17" draw:text-style-name="P7" draw:layer="layout" svg:width="4.475cm" svg:height="0.824cm" svg:x="16.956cm" svg:y="18.863cm">
          <draw:text-box>
            <text:p text:style-name="P1"><text:span text:style-name="T6">inner prop support - aft</text:span></text:p>
          </draw:text-box>
        </draw:frame>
        <draw:custom-shape draw:style-name="gr24" draw:text-style-name="P1" draw:layer="layout" svg:width="0.666cm" svg:height="11.738cm" svg:x="5.198cm" svg:y="3.76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" draw:layer="layout" svg:width="0.666cm" svg:height="3.85cm" svg:x="5.198cm" svg:y="16.4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9" draw:layer="layout" svg:width="3.556cm" svg:height="1.675cm" svg:x="1.503cm" svg:y="9.111cm">
          <draw:text-box>
            <text:p text:style-name="P1"><text:span text:style-name="T8">2 </text:span><text:span text:style-name="T9">½</text:span><text:span text:style-name="T8">” x 1</text:span><text:span text:style-name="T9">½</text:span><text:span text:style-name="T8">”</text:span></text:p>
            <text:p text:style-name="P1"><text:span text:style-name="T8">X 72”</text:span></text:p>
          </draw:text-box>
        </draw:frame>
        <draw:frame draw:style-name="gr2" draw:text-style-name="P9" draw:layer="layout" svg:width="3.556cm" svg:height="1.675cm" svg:x="1.503cm" svg:y="17.711cm">
          <draw:text-box>
            <text:p text:style-name="P1"><text:span text:style-name="T8">1 </text:span><text:span text:style-name="T9">½</text:span><text:span text:style-name="T8">” x 1</text:span><text:span text:style-name="T9">½</text:span><text:span text:style-name="T8">”</text:span></text:p>
            <text:p text:style-name="P1"><text:span text:style-name="T8">x72”</text:span></text:p>
          </draw:text-box>
        </draw:frame>
        <draw:measure draw:style-name="gr25" draw:text-style-name="P10" draw:layer="measurelines" svg:x1="7.378cm" svg:y1="4.377cm" svg:x2="26.398cm" svg:y2="4.377cm">
          <text:p text:style-name="P10"><text:span text:style-name="T2">72</text:span><text:span text:style-name="T2"><text:measure text:kind="unit">"</text:measure></text:span><text:span text:style-name="T2"><text:measure text:kind="gap"/></text:span></text:p>
        </draw:measure>
        <draw:frame draw:style-name="gr2" draw:text-style-name="P11" draw:layer="layout" svg:width="3.556cm" svg:height="1.4cm" svg:x="1.503cm" svg:y="11.012cm">
          <draw:text-box>
            <text:p text:style-name="P1"><text:span text:style-name="T10">8 Total</text:span></text:p>
          </draw:text-box>
        </draw:frame>
        <draw:frame draw:style-name="gr2" draw:text-style-name="P11" draw:layer="layout" svg:width="3.556cm" svg:height="1.4cm" svg:x="1.503cm" svg:y="19.312cm">
          <draw:text-box>
            <text:p text:style-name="P1"><text:span text:style-name="T10">8 Total</text:span></text:p>
          </draw:text-box>
        </draw:frame>
        <draw:custom-shape draw:style-name="gr1" draw:text-style-name="P1" draw:layer="layout" svg:width="18.994cm" svg:height="0.604cm" svg:x="7.395cm" svg:y="4.5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4.511cm">
          <draw:text-box>
            <text:p><text:span text:style-name="T1">2 x</text:span></text:p>
          </draw:text-box>
        </draw:frame>
        <draw:measure draw:style-name="gr26" draw:text-style-name="P3" draw:layer="layout" svg:x1="15.917cm" svg:y1="4.593cm" svg:x2="26.4cm" svg:y2="4.594cm">
          <text:p text:style-name="P3"><text:span text:style-name="T2">39 3/4”</text:span></text:p>
        </draw:measure>
        <draw:measure draw:style-name="gr27" draw:text-style-name="P3" draw:layer="layout" svg:x1="7.395cm" svg:y1="4.593cm" svg:x2="15.037cm" svg:y2="4.593cm">
          <text:p text:style-name="P3"><text:span text:style-name="T2">29 1/4”</text:span></text:p>
        </draw:measure>
        <draw:measure draw:style-name="gr28" draw:text-style-name="P8" draw:layer="layout" svg:x1="15.037cm" svg:y1="4.593cm" svg:x2="15.917cm" svg:y2="4.593cm">
          <text:p text:style-name="P8"><text:span text:style-name="T7">3”</text:span></text:p>
        </draw:measure>
        <draw:frame draw:style-name="gr17" draw:text-style-name="P7" draw:layer="layout" svg:width="4.475cm" svg:height="0.824cm" svg:x="18.754cm" svg:y="4.563cm">
          <draw:text-box>
            <text:p text:style-name="P1"><text:span text:style-name="T6">Center Beam - A</text:span></text:p>
          </draw:text-box>
        </draw:frame>
        <draw:frame draw:style-name="gr17" draw:text-style-name="P7" draw:layer="layout" svg:width="4.475cm" svg:height="0.824cm" svg:x="8.855cm" svg:y="4.563cm">
          <draw:text-box>
            <text:p text:style-name="P1"><text:span text:style-name="T6">Side Beam-B</text:span></text:p>
          </draw:text-box>
        </draw:frame>
        <draw:custom-shape draw:style-name="gr1" draw:text-style-name="P1" draw:layer="layout" svg:width="19.023cm" svg:height="0.604cm" svg:x="7.422cm" svg:y="6.73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4cm" svg:y="6.712cm">
          <draw:text-box>
            <text:p><text:span text:style-name="T1">2 x</text:span></text:p>
          </draw:text-box>
        </draw:frame>
        <draw:measure draw:style-name="gr29" draw:text-style-name="P3" draw:layer="layout" svg:x1="7.418cm" svg:y1="6.794cm" svg:x2="17.951cm" svg:y2="6.785cm">
          <text:p text:style-name="P3"><text:span text:style-name="T2">39 3/4”</text:span></text:p>
        </draw:measure>
        <draw:measure draw:style-name="gr30" draw:text-style-name="P3" draw:layer="layout" svg:x1="18.83cm" svg:y1="6.785cm" svg:x2="26.438cm" svg:y2="6.794cm">
          <text:p text:style-name="P3"><text:span text:style-name="T2">29 1/4”</text:span></text:p>
        </draw:measure>
        <draw:measure draw:style-name="gr31" draw:text-style-name="P8" draw:layer="layout" svg:x1="17.951cm" svg:y1="6.785cm" svg:x2="18.83cm" svg:y2="6.785cm">
          <text:p text:style-name="P8">3”</text:p>
        </draw:measure>
        <draw:frame draw:style-name="gr17" draw:text-style-name="P7" draw:layer="layout" svg:width="4.475cm" svg:height="0.824cm" svg:x="10.355cm" svg:y="6.764cm">
          <draw:text-box>
            <text:p text:style-name="P1"><text:span text:style-name="T6">Center Beam - B</text:span></text:p>
          </draw:text-box>
        </draw:frame>
        <draw:frame draw:style-name="gr17" draw:text-style-name="P7" draw:layer="layout" svg:width="4.475cm" svg:height="0.824cm" svg:x="20.256cm" svg:y="6.764cm">
          <draw:text-box>
            <text:p text:style-name="P1"><text:span text:style-name="T6">Side Beam-A</text:span></text:p>
          </draw:text-box>
        </draw:frame>
      </draw:page>
      <draw:page draw:name="page2" draw:style-name="dp1" draw:master-page-name="Default">
        <draw:frame draw:style-name="gr16" draw:text-style-name="P12" draw:layer="layout" svg:width="14.564cm" svg:height="2.762cm" svg:x="0.873cm" svg:y="0.947cm">
          <draw:text-box>
            <text:p text:style-name="P5"><text:span text:style-name="T4">Goliath Quadcopter</text:span></text:p>
            <text:p text:style-name="P5"><text:span text:style-name="T4">Cutting Guides – Slotted Flat</text:span></text:p>
            <text:p text:style-name="P5"><text:span text:style-name="T4">v2</text:span></text:p>
            <text:p text:style-name="P5"><text:span text:style-name="T5"><text:a xlink:href="http://mccloudaero.com/" xlink:type="simple">mccloudaero.com</text:a></text:span></text:p>
          </draw:text-box>
        </draw:frame>
        <draw:custom-shape draw:style-name="gr1" draw:text-style-name="P1" draw:layer="layout" svg:width="19.02cm" svg:height="0.575cm" svg:x="7.369cm" svg:y="4.4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33cm" svg:height="1.4cm" svg:x="5.703cm" svg:y="4.511cm">
          <draw:text-box>
            <text:p><text:span text:style-name="T1">2 x</text:span></text:p>
          </draw:text-box>
        </draw:frame>
        <draw:measure draw:style-name="gr32" draw:text-style-name="P3" draw:layer="layout" svg:x1="7.369cm" svg:y1="4.463cm" svg:x2="15.291cm" svg:y2="4.473cm">
          <text:p text:style-name="P3"><text:span text:style-name="T2">30”</text:span></text:p>
        </draw:measure>
        <draw:measure draw:style-name="gr33" draw:text-style-name="P8" draw:layer="layout" svg:x1="23.213cm" svg:y1="4.462cm" svg:x2="26.389cm" svg:y2="4.463cm">
          <text:p text:style-name="P8"><text:span text:style-name="T7">12”</text:span></text:p>
        </draw:measure>
        <draw:measure draw:style-name="gr34" draw:text-style-name="P3" draw:layer="layout" svg:x1="15.292cm" svg:y1="4.472cm" svg:x2="23.214cm" svg:y2="4.482cm">
          <text:p text:style-name="P3"><text:span text:style-name="T2">30”</text:span></text:p>
        </draw:measure>
        <draw:frame draw:style-name="gr17" draw:text-style-name="P13" draw:layer="layout" svg:width="4.475cm" svg:height="0.824cm" svg:x="9.055cm" svg:y="4.463cm">
          <draw:text-box>
            <text:p text:style-name="P1"><text:span text:style-name="T6">side cross bar</text:span></text:p>
          </draw:text-box>
        </draw:frame>
        <draw:frame draw:style-name="gr17" draw:text-style-name="P13" draw:layer="layout" svg:width="4.475cm" svg:height="0.824cm" svg:x="16.956cm" svg:y="4.463cm">
          <draw:text-box>
            <text:p text:style-name="P1"><text:span text:style-name="T6">side cross bar</text:span></text:p>
          </draw:text-box>
        </draw:frame>
        <draw:frame draw:style-name="gr2" draw:text-style-name="P2" draw:layer="layout" svg:width="1.633cm" svg:height="1.4cm" svg:x="5.703cm" svg:y="7.011cm">
          <draw:text-box>
            <text:p><text:span text:style-name="T1">1 x</text:span></text:p>
          </draw:text-box>
        </draw:frame>
        <draw:custom-shape draw:style-name="gr24" draw:text-style-name="P1" draw:layer="layout" svg:width="0.666cm" svg:height="4.288cm" svg:x="5.198cm" svg:y="4.1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9" draw:layer="layout" svg:width="3.915cm" svg:height="1.675cm" svg:x="1.144cm" svg:y="5.811cm">
          <draw:text-box>
            <text:p text:style-name="P1"><text:span text:style-name="T8">1 </text:span><text:span text:style-name="T9">½</text:span><text:span text:style-name="T8">” x </text:span><text:span text:style-name="T11">1/16</text:span><text:span text:style-name="T8">”</text:span></text:p>
            <text:p text:style-name="P1"><text:span text:style-name="T8">x72”</text:span></text:p>
          </draw:text-box>
        </draw:frame>
        <draw:measure draw:style-name="gr35" draw:text-style-name="P10" draw:layer="measurelines" svg:x1="7.378cm" svg:y1="4.277cm" svg:x2="26.398cm" svg:y2="4.277cm">
          <text:p text:style-name="P10"><text:span text:style-name="T2">72</text:span><text:span text:style-name="T2"><text:measure text:kind="unit">"</text:measure></text:span><text:span text:style-name="T2"><text:measure text:kind="gap"/></text:span></text:p>
        </draw:measure>
        <draw:frame draw:style-name="gr2" draw:text-style-name="P11" draw:layer="layout" svg:width="3.556cm" svg:height="1.4cm" svg:x="1.503cm" svg:y="7.412cm">
          <draw:text-box>
            <text:p text:style-name="P1"><text:span text:style-name="T10">3 Total</text:span></text:p>
          </draw:text-box>
        </draw:frame>
        <draw:custom-shape draw:style-name="gr1" draw:text-style-name="P1" draw:layer="layout" svg:width="19.02cm" svg:height="0.575cm" svg:x="7.369cm" svg:y="7.067cm">
          <text:p/>
          <draw:enhanced-geometry svg:viewBox="0 0 21600 21600" draw:type="rectangle" draw:enhanced-path="M 0 0 L 21600 0 21600 21600 0 21600 0 0 Z N"/>
        </draw:custom-shape>
        <draw:measure draw:style-name="gr36" draw:text-style-name="P3" draw:layer="layout" svg:x1="7.369cm" svg:y1="7.063cm" svg:x2="12.146cm" svg:y2="7.073cm">
          <text:p text:style-name="P3"><text:span text:style-name="T2">18”</text:span></text:p>
        </draw:measure>
        <draw:measure draw:style-name="gr37" draw:text-style-name="P3" draw:layer="layout" svg:x1="12.144cm" svg:y1="7.063cm" svg:x2="16.891cm" svg:y2="7.073cm">
          <text:p text:style-name="P3"><text:span text:style-name="T2">18”</text:span></text:p>
        </draw:measure>
        <draw:measure draw:style-name="gr38" draw:text-style-name="P3" draw:layer="layout" svg:x1="16.893cm" svg:y1="7.063cm" svg:x2="21.64cm" svg:y2="7.073cm">
          <text:p text:style-name="P3"><text:span text:style-name="T2">18”</text:span></text:p>
        </draw:measure>
        <draw:measure draw:style-name="gr39" draw:text-style-name="P3" draw:layer="layout" svg:x1="21.643cm" svg:y1="7.063cm" svg:x2="26.39cm" svg:y2="7.073cm">
          <text:p text:style-name="P3"><text:span text:style-name="T2">18”</text:span></text:p>
        </draw:measure>
        <draw:frame draw:style-name="gr17" draw:text-style-name="P7" draw:layer="layout" svg:width="4.475cm" svg:height="0.824cm" svg:x="7.456cm" svg:y="7.063cm">
          <draw:text-box>
            <text:p text:style-name="P1"><text:span text:style-name="T6">end cross bar</text:span></text:p>
          </draw:text-box>
        </draw:frame>
        <draw:frame draw:style-name="gr17" draw:text-style-name="P7" draw:layer="layout" svg:width="4.475cm" svg:height="0.824cm" svg:x="12.257cm" svg:y="7.063cm">
          <draw:text-box>
            <text:p text:style-name="P1"><text:span text:style-name="T6">end cross bar</text:span></text:p>
          </draw:text-box>
        </draw:frame>
        <draw:frame draw:style-name="gr17" draw:text-style-name="P7" draw:layer="layout" svg:width="4.475cm" svg:height="0.824cm" svg:x="16.958cm" svg:y="7.063cm">
          <draw:text-box>
            <text:p text:style-name="P1"><text:span text:style-name="T6">end cross bar</text:span></text:p>
          </draw:text-box>
        </draw:frame>
        <draw:frame draw:style-name="gr17" draw:text-style-name="P7" draw:layer="layout" svg:width="4.475cm" svg:height="0.824cm" svg:x="21.659cm" svg:y="7.063cm">
          <draw:text-box>
            <text:p text:style-name="P1"><text:span text:style-name="T6">end cross bar</text:span></text:p>
          </draw:text-box>
        </draw:frame>
        <draw:custom-shape draw:style-name="gr1" draw:text-style-name="P1" draw:layer="layout" svg:width="15.829cm" svg:height="0.933cm" svg:x="7.369cm" svg:y="10.50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.584cm" svg:height="1.123cm" svg:x="7.784cm" svg:y="10.462cm">
          <draw:text-box>
            <text:p text:style-name="P1"><text:span text:style-name="T6">Battery Plate</text:span></text:p>
          </draw:text-box>
        </draw:frame>
        <draw:measure draw:style-name="gr40" draw:text-style-name="P8" draw:layer="layout" svg:x1="7.38cm" svg:y1="10.538cm" svg:x2="10.584cm" svg:y2="10.552cm">
          <text:p text:style-name="P8"><text:span text:style-name="T7">11 3/4”</text:span></text:p>
        </draw:measure>
        <draw:measure draw:style-name="gr41" draw:text-style-name="P10" draw:layer="layout" svg:x1="7.378cm" svg:y1="10.477cm" svg:x2="23.169cm" svg:y2="10.466cm">
          <text:p text:style-name="P10"><text:span text:style-name="T2">60</text:span><text:span text:style-name="T2"><text:measure text:kind="unit">"</text:measure></text:span><text:span text:style-name="T2"><text:measure text:kind="gap"/></text:span></text:p>
        </draw:measure>
        <draw:frame draw:style-name="gr2" draw:text-style-name="P9" draw:layer="layout" svg:width="3.915cm" svg:height="1.675cm" svg:x="1.145cm" svg:y="10.212cm">
          <draw:text-box>
            <text:p text:style-name="P1"><text:span text:style-name="T8">2 </text:span><text:span text:style-name="T9">¾</text:span><text:span text:style-name="T8">” x </text:span><text:span text:style-name="T11">1/16</text:span><text:span text:style-name="T8">”</text:span></text:p>
            <text:p text:style-name="P1"><text:span text:style-name="T8">x60”</text:span></text:p>
          </draw:text-box>
        </draw:frame>
        <draw:frame draw:style-name="gr2" draw:text-style-name="P2" draw:layer="layout" svg:width="1.633cm" svg:height="1.4cm" svg:x="5.704cm" svg:y="10.411cm">
          <draw:text-box>
            <text:p><text:span text:style-name="T1">1 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21:01:14.360000000</meta:creation-date>
    <dc:date>2014-10-03T13:06:13.052000000</dc:date>
    <meta:editing-duration>PT10H30M41S</meta:editing-duration>
    <meta:editing-cycles>31</meta:editing-cycles>
    <meta:generator>LibreOffice/4.1.6.2$Windows_x86 LibreOffice_project/40ff705089295be5be0aae9b15123f687c05b0a</meta:generator>
    <meta:document-statistic meta:object-count="96"/>
  </office:meta>
</office:document-meta>
</file>